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42c" officeooo:paragraph-rsid="000c642c"/>
    </style:style>
    <style:style style:name="P2" style:family="paragraph" style:parent-style-name="Standard">
      <style:text-properties officeooo:rsid="000d6227" officeooo:paragraph-rsid="000d6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e missing state is green = on, yellow = off and red = on. The repeated state is red=off, yellow = off and green = on.</text:p>
      <text:p text:style-name="P2">2. The program shows the current state of the traffic lights and will output ‘Red Light is on, Yellow Light is off, Green Light is off’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7:23:24.792358765</meta:creation-date>
    <dc:date>2021-10-08T17:33:04.821076700</dc:date>
    <meta:editing-duration>PT9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53" meta:character-count="257" meta:non-whitespace-character-count="206"/>
  </office:meta>
</office:document-meta>
</file>